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umplaser kalibrierung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trom</text:p>
          </table:table-cell>
          <table:table-cell office:value-type="string" calcext:value-type="string">
            <text:p>angezeigter wert</text:p>
          </table:table-cell>
          <table:table-cell office:value-type="string" calcext:value-type="string">
            <text:p>Wert-er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6" calcext:value-type="float">
            <text:p>12.6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3.4" calcext:value-type="float">
            <text:p>13.4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.6" calcext:value-type="float">
            <text:p>14.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5.9" calcext:value-type="float">
            <text:p>15.9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.5" calcext:value-type="float">
            <text:p>17.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20.9" calcext:value-type="float">
            <text:p>20.9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.5" calcext:value-type="float">
            <text:p>31.5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48.3" calcext:value-type="float">
            <text:p>48.3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8.5" calcext:value-type="float">
            <text:p>78.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123.8" calcext:value-type="float">
            <text:p>123.8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7.8" calcext:value-type="float">
            <text:p>187.8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240.3" calcext:value-type="float">
            <text:p>240.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5.1" calcext:value-type="float">
            <text:p>315.1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383.4" calcext:value-type="float">
            <text:p>383.4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75.4" calcext:value-type="float">
            <text:p>475.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30.2" calcext:value-type="float">
            <text:p>530.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2.3" calcext:value-type="float">
            <text:p>602.3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677" calcext:value-type="float">
            <text:p>67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58.5" calcext:value-type="float">
            <text:p>758.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838" calcext:value-type="float">
            <text:p>838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14.9" calcext:value-type="float">
            <text:p>914.9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992.2" calcext:value-type="float">
            <text:p>992.2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77" calcext:value-type="float">
            <text:p>1077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1044.2" calcext:value-type="float">
            <text:p>1044.2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22.6" calcext:value-type="float">
            <text:p>1222.6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1300" calcext:value-type="float">
            <text:p>1300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86.8" calcext:value-type="float">
            <text:p>1386.8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1463.3" calcext:value-type="float">
            <text:p>1463.3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45.5" calcext:value-type="float">
            <text:p>1545.5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1622" calcext:value-type="float">
            <text:p>1622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00.6" calcext:value-type="float">
            <text:p>1700.6</text:p>
          </table:table-cell>
          <table:table-cell office:value-type="float" office:value="0.75" calcext:value-type="float">
            <text:p>0.75</text:p>
          </table:table-cell>
        </table:table-row>
      </table:table>
      <table:table table:name="hauptlaser kalibrierun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trom</text:p>
          </table:table-cell>
          <table:table-cell office:value-type="string" calcext:value-type="string">
            <text:p>anzeige in mW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12.1" calcext:value-type="float">
            <text:p>12.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.6" calcext:value-type="float">
            <text:p>20.6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.54" calcext:value-type="float">
            <text:p>38.54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48.46" calcext:value-type="float">
            <text:p>48.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8.66" calcext:value-type="float">
            <text:p>58.66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68.4" calcext:value-type="float">
            <text:p>68.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8.84" calcext:value-type="float">
            <text:p>78.84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87.46" calcext:value-type="float">
            <text:p>87.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6.9" calcext:value-type="float">
            <text:p>96.9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4" calcext:value-type="float">
            <text:p>134</text:p>
          </table:table-cell>
        </table:table-row>
      </table:table>
      <table:table table:name="polarisation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err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0.9" calcext:value-type="float">
            <text:p>10.9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10:25:36.792387362</meta:creation-date>
    <dc:date>2016-11-16T13:49:05.453957816</dc:date>
    <meta:editing-duration>PT10M36S</meta:editing-duration>
    <meta:editing-cycles>2</meta:editing-cycles>
    <meta:generator>LibreOffice/5.1.4.2$Linux_X86_64 LibreOffice_project/10m0$Build-2</meta:generator>
    <meta:document-statistic meta:table-count="3" meta:cell-count="234" meta:object-count="0"/>
  </office:meta>
</office:document-meta>
</file>